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Matyáši,</text:p>
      <text:p text:style-name="Normal">v den, kdy srdce hovoří silněji než kdy jindy, posílám ti oceán něhy a přání, jež se vine pod symbolem našich keltských duší - Topolu. Naši sílu a odvahu, kterou topol v keltské symbolice představuje, vidím v každém našem gestu, ve slovech, která si vyměňujeme, a ve chvílích, kdy se naše pohledy setkávají a sdílí neslovné příběhy. Tvůj strážný anděl Uriel, opatrovník pravdy a jasného úsudku, nechť tě provází každým krokem a osvětluje tvé cesty světlem pravdy a porozumění, stejně jako topol stíní naše cesty sílou a neochvějnou podporou. Ve světě plném zvratů a proměn je náš sdílený symbol nejen spojnicí, ale i majákem, který nás spojuje nejen dnes, ale i všechny dny příští. Se vší úctou k našim spojeným osudům ti přeji Valentýna plného lásky, pochopení a nespočetného množství radostných momentů.</text:p>
      <text:p text:style-name="Normal">S láskou, jedna polovina našeho topol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